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Heading1" style:family="paragraph">
      <style:text-properties style:text-underline-type="single" style:text-underline-style="solid" style:text-underline-width="auto" style:text-underline-mode="continuous"/>
    </style:style>
    <style:style style:name="P3" style:parent-style-name="Normal" style:family="paragraph">
      <style:paragraph-properties>
        <style:tab-stops>
          <style:tab-stop style:type="left" style:position="2.2666in"/>
        </style:tab-stops>
      </style:paragraph-properties>
    </style:style>
    <style:style style:name="P4" style:parent-style-name="Heading1" style:family="paragraph">
      <style:text-properties style:text-underline-type="single" style:text-underline-style="solid" style:text-underline-width="auto" style:text-underline-mode="continuous"/>
    </style:style>
    <style:style style:name="P5" style:parent-style-name="Heading1" style:family="paragraph">
      <style:text-properties style:text-underline-type="single" style:text-underline-style="solid" style:text-underline-width="auto" style:text-underline-mode="continuous"/>
    </style:style>
    <style:style style:name="P6" style:parent-style-name="Heading1" style:family="paragraph">
      <style:text-properties style:text-underline-type="single" style:text-underline-style="solid" style:text-underline-width="auto" style:text-underline-mode="continuous"/>
    </style:style>
    <style:style style:name="P7" style:parent-style-name="Heading1" style:family="paragraph">
      <style:text-properties style:text-underline-type="single" style:text-underline-style="solid" style:text-underline-width="auto" style:text-underline-mode="continuous"/>
    </style:style>
    <style:style style:name="P8" style:parent-style-name="Heading1" style:family="paragraph">
      <style:text-properties style:text-underline-type="single" style:text-underline-style="solid" style:text-underline-width="auto" style:text-underline-mode="continuous"/>
    </style:style>
    <style:style style:name="P9" style:parent-style-name="Heading1" style:family="paragraph">
      <style:text-properties style:text-underline-type="single" style:text-underline-style="solid" style:text-underline-width="auto" style:text-underline-mode="continuous"/>
    </style:style>
    <style:style style:name="P10" style:parent-style-name="Heading1" style:family="paragraph">
      <style:text-properties style:text-underline-type="single" style:text-underline-style="solid" style:text-underline-width="auto" style:text-underline-mode="continuous"/>
    </style:style>
    <style:style style:name="P11" style:parent-style-name="Normal" style:family="paragraph">
      <style:paragraph-properties fo:border-top="none" fo:border-left="0.0833in solid #7F7F7F" fo:border-bottom="0.0138in solid #7F7F7F" fo:border-right="none" fo:padding-top="0in" fo:padding-left="0.0555in" fo:padding-bottom="0.0555in" fo:padding-right="0in" style:shadow="none" fo:margin-top="0.0277in" fo:line-height="120%"/>
      <style:text-properties fo:color="#262626" fo:font-size="13.5pt" style:font-size-asian="13.5pt" style:font-size-complex="13.5pt"/>
    </style:style>
    <style:style style:name="P12" style:parent-style-name="Normal" style:family="paragraph">
      <style:text-properties fo:color="#808080"/>
    </style:style>
    <style:style style:name="P13" style:parent-style-name="Normal" style:family="paragraph">
      <style:paragraph-properties fo:border-top="none" fo:border-left="0.0833in solid #7F7F7F" fo:border-bottom="0.0138in solid #7F7F7F" fo:border-right="none" fo:padding-top="0in" fo:padding-left="0.0555in" fo:padding-bottom="0.0555in" fo:padding-right="0in" style:shadow="none" fo:margin-top="0.0277in" fo:line-height="120%"/>
      <style:text-properties fo:color="#262626" fo:font-size="13.5pt" style:font-size-asian="13.5pt" style:font-size-complex="13.5pt"/>
    </style:style>
    <style:style style:name="P14" style:parent-style-name="Normal" style:family="paragraph">
      <style:text-properties fo:color="#808080"/>
    </style:style>
    <style:style style:name="P15" style:parent-style-name="Normal" style:family="paragraph">
      <style:paragraph-properties fo:border-top="none" fo:border-left="0.0833in solid #7F7F7F" fo:border-bottom="0.0138in solid #7F7F7F" fo:border-right="none" fo:padding-top="0in" fo:padding-left="0.0555in" fo:padding-bottom="0.0555in" fo:padding-right="0in" style:shadow="none" fo:margin-top="0.0277in" fo:line-height="120%"/>
      <style:text-properties fo:color="#262626" fo:font-size="13.5pt" style:font-size-asian="13.5pt" style:font-size-complex="13.5pt"/>
    </style:style>
    <style:style style:name="P16" style:parent-style-name="Normal" style:family="paragraph">
      <style:text-properties fo:color="#808080"/>
    </style:style>
    <style:style style:name="P17" style:parent-style-name="Normal" style:family="paragraph">
      <style:paragraph-properties fo:border-top="none" fo:border-left="0.0833in solid #7F7F7F" fo:border-bottom="0.0138in solid #7F7F7F" fo:border-right="none" fo:padding-top="0in" fo:padding-left="0.0555in" fo:padding-bottom="0.0555in" fo:padding-right="0in" style:shadow="none" fo:margin-top="0.0277in" fo:line-height="120%"/>
      <style:text-properties fo:color="#262626" fo:font-size="13.5pt" style:font-size-asian="13.5pt" style:font-size-complex="13.5pt"/>
    </style:style>
    <style:style style:name="P18" style:parent-style-name="Normal" style:family="paragraph">
      <style:text-properties fo:color="#808080"/>
    </style:style>
    <style:style style:name="P19" style:parent-style-name="Normal" style:family="paragraph">
      <style:paragraph-properties fo:border-top="none" fo:border-left="0.0833in solid #7F7F7F" fo:border-bottom="0.0138in solid #7F7F7F" fo:border-right="none" fo:padding-top="0in" fo:padding-left="0.0555in" fo:padding-bottom="0.0555in" fo:padding-right="0in" style:shadow="none" fo:margin-top="0.0277in" fo:line-height="120%"/>
      <style:text-properties fo:color="#262626" fo:font-size="13.5pt" style:font-size-asian="13.5pt" style:font-size-complex="13.5pt"/>
    </style:style>
    <style:style style:name="P20" style:parent-style-name="Normal" style:family="paragraph">
      <style:text-properties fo:color="#808080"/>
    </style:style>
    <style:style style:name="P21" style:parent-style-name="Normal" style:family="paragraph">
      <style:paragraph-properties fo:border-top="none" fo:border-left="0.0833in solid #7F7F7F" fo:border-bottom="0.0138in solid #7F7F7F" fo:border-right="none" fo:padding-top="0in" fo:padding-left="0.0555in" fo:padding-bottom="0.0555in" fo:padding-right="0in" style:shadow="none" fo:margin-top="0.0277in" fo:line-height="120%"/>
      <style:text-properties fo:color="#262626" fo:font-size="13.5pt" style:font-size-asian="13.5pt" style:font-size-complex="13.5pt"/>
    </style:style>
    <style:style style:name="P22" style:parent-style-name="Normal" style:family="paragraph">
      <style:text-properties fo:color="#808080"/>
    </style:style>
    <style:style style:name="P23" style:parent-style-name="Normal" style:family="paragraph">
      <style:paragraph-properties fo:border-top="none" fo:border-left="0.0833in solid #7F7F7F" fo:border-bottom="0.0138in solid #7F7F7F" fo:border-right="none" fo:padding-top="0in" fo:padding-left="0.0555in" fo:padding-bottom="0.0555in" fo:padding-right="0in" style:shadow="none" fo:margin-top="0.0277in" fo:line-height="120%"/>
      <style:text-properties fo:color="#262626" fo:font-size="13.5pt" style:font-size-asian="13.5pt" style:font-size-complex="13.5pt"/>
    </style:style>
    <style:style style:name="P24" style:parent-style-name="Normal" style:family="paragraph">
      <style:text-properties fo:color="#808080"/>
    </style:style>
    <style:style style:name="P25" style:parent-style-name="Normal" style:family="paragraph">
      <style:paragraph-properties fo:border-top="none" fo:border-left="0.0833in solid #7F7F7F" fo:border-bottom="0.0138in solid #7F7F7F" fo:border-right="none" fo:padding-top="0in" fo:padding-left="0.0555in" fo:padding-bottom="0.0555in" fo:padding-right="0in" style:shadow="none" fo:margin-top="0.0277in" fo:line-height="120%"/>
      <style:text-properties fo:color="#262626" fo:font-size="13.5pt" style:font-size-asian="13.5pt" style:font-size-complex="13.5pt"/>
    </style:style>
    <style:style style:name="P26" style:parent-style-name="Normal" style:family="paragraph">
      <style:text-properties fo:color="#808080"/>
    </style:style>
    <style:style style:name="P27" style:parent-style-name="Normal" style:family="paragraph">
      <style:paragraph-properties fo:border-top="none" fo:border-left="0.0833in solid #7F7F7F" fo:border-bottom="0.0138in solid #7F7F7F" fo:border-right="none" fo:padding-top="0in" fo:padding-left="0.0555in" fo:padding-bottom="0.0555in" fo:padding-right="0in" style:shadow="none" fo:margin-top="0.0277in" fo:line-height="120%"/>
      <style:text-properties fo:color="#262626" fo:font-size="13.5pt" style:font-size-asian="13.5pt" style:font-size-complex="13.5pt"/>
    </style:style>
    <style:style style:name="P28" style:parent-style-name="Normal" style:family="paragraph">
      <style:text-properties fo:color="#808080"/>
    </style:style>
    <style:style style:name="P29" style:parent-style-name="Normal" style:family="paragraph">
      <style:paragraph-properties fo:text-indent="0.5in"/>
    </style:style>
    <style:style style:family="graphic" style:name="a21">
      <style:graphic-properties style:wrap="run-through" style:run-through="foreground" draw:fill="none" draw:stroke="solid" svg:stroke-width="0.00694in" svg:stroke-color="#000000" draw:marker-end="a2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000000" draw:marker-end="a22"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0694in" svg:stroke-color="#000000" draw:marker-end="a24" svg:stroke-opacity="100%" draw:stroke-linejoin="miter" svg:stroke-linecap="butt" style:horizontal-rel="page-content" style:vertical-rel="paragraph" style:horizontal-pos="from-left" style:vertical-pos="from-top"/>
    </style:style>
    <style:style style:family="graphic" style:name="a27">
      <style:graphic-properties style:wrap="run-through" style:run-through="foreground" draw:fill="none" draw:stroke="solid" svg:stroke-width="0.00694in" svg:stroke-color="#000000" draw:marker-end="a26"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0694in" svg:stroke-color="#000000" draw:marker-end="a28"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in" fo:padding-bottom="0in" fo:padding-left="0.2in" fo:padding-right="0.15in" fo:background-color="transparent" draw:textarea-vertical-align="top" draw:textarea-horizontal-align="left" style:wrap="parallel" style:wrap-contour="false"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in" fo:padding-bottom="0in" fo:padding-left="0.2in" fo:padding-right="0.15in" fo:background-color="transparent" draw:textarea-vertical-align="top" draw:textarea-horizontal-align="left" style:wrap="parallel" style:wrap-contour="false" style:horizontal-rel="page-content" style:vertical-rel="page-content" style:horizontal-pos="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042in none" fo:padding-top="0in" fo:padding-bottom="0in" fo:padding-left="0.2in" fo:padding-right="0.15in" fo:background-color="transparent" draw:textarea-vertical-align="top" draw:textarea-horizontal-align="left" style:wrap="parallel" style:wrap-contour="false"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1042in none" fo:padding-top="0in" fo:padding-bottom="0in" fo:padding-left="0.2in" fo:padding-right="0.15in" fo:background-color="transparent" draw:textarea-vertical-align="top" draw:textarea-horizontal-align="left" style:wrap="parallel" style:wrap-contour="false"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1042in none" fo:padding-top="0in" fo:padding-bottom="0in" fo:padding-left="0.2in" fo:padding-right="0.15in" fo:background-color="transparent" draw:textarea-vertical-align="top" draw:textarea-horizontal-align="left" style:wrap="parallel" style:wrap-contour="false" style:horizontal-rel="page-content" style:vertical-rel="page-content" style:horizontal-pos="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1042in none" fo:padding-top="0in" fo:padding-bottom="0in" fo:padding-left="0.2in" fo:padding-right="0.15in" fo:background-color="transparent" draw:textarea-vertical-align="top" draw:textarea-horizontal-align="left" style:wrap="parallel" style:wrap-contour="false"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1042in none" fo:padding-top="0in" fo:padding-bottom="0in" fo:padding-left="0.2in" fo:padding-right="0.15in" fo:background-color="transparent" draw:textarea-vertical-align="top" draw:textarea-horizontal-align="left" style:wrap="parallel" style:wrap-contour="false" style:horizontal-rel="page-content" style:vertical-rel="page-content" style:horizontal-pos="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000000" draw:marker-end="a18"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draw:marker-end="a0" svg:stroke-opacity="100%" draw:stroke-linejoin="miter" svg:stroke-linecap="butt" style:horizontal-rel="page-content" style:vertical-rel="paragraph" style:horizontal-pos="from-left" style:vertical-pos="from-top"/>
    </style:style>
    <style:style style:family="graphic" style:name="a3">
      <style:graphic-properties style:wrap="run-through" style:run-through="foreground" draw:fill="none" draw:stroke="solid" svg:stroke-width="0.00694in" svg:stroke-color="#000000" draw:marker-end="a2"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000000" draw:marker-end="a4" svg:stroke-opacity="100%" draw:stroke-linejoin="miter" svg:stroke-linecap="butt" style:horizontal-rel="page-content" style:vertical-rel="paragraph" style:horizontal-pos="from-left" style:vertical-pos="from-top"/>
    </style:style>
    <style:style style:family="graphic" style:name="a7">
      <style:graphic-properties style:wrap="run-through" style:run-through="foreground" draw:fill="none" draw:stroke="solid" svg:stroke-width="0.00694in" svg:stroke-color="#000000" draw:marker-end="a6"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2in" fo:padding-right="0.15in" fo:background-color="transparent" draw:textarea-vertical-align="top" draw:textarea-horizontal-align="left" style:wrap="parallel" style:wrap-contour="false"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2in" fo:padding-right="0.15in" fo:background-color="transparent" draw:textarea-vertical-align="top" draw:textarea-horizontal-align="left" style:wrap="parallel" style:wrap-contour="false"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from-left" style:vertical-pos="from-top"/>
    </style:style>
    <style:style style:family="graphic" style:name="a3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office:automatic-styles>
  <office:body>
    <office:text text:use-soft-page-breaks="true">
      <text:h text:style-name="P1" text:outline-level="1">High Concept Document</text:h>
      <text:p text:style-name="Normal">Concept of the game is a war simulation game where two opponents are randomly generated on a map and are fight against each other. The map is a set size that can<text:s/>not be altered. the user can choose whether or not to include certain units to the simulation when they start.</text:p>
      <text:h text:style-name="P2" text:outline-level="1">Game Treatment</text:h>
      <text:p text:style-name="P3">The game is designed to be very basic and to be treated as a simple simulation game. The game can be used to provide the user with<text:s/>information although it runs off the basis that units will attack whichever enemy unit is closest to them.</text:p>
      <text:h text:style-name="P4" text:outline-level="1">Character Design</text:h>
      <text:p text:style-name="Normal">The characters design is very basic as it is designed to be very simple. Although it may be overly simple as each unit is represented by letters, to make this better I thought of including a key so that users will be able to easily understand what each letter means. This applies to the buildings too, although with one small difference that the buildings have capital letters as indicators.</text:p>
      <text:h text:style-name="P5" text:outline-level="1">World Design</text:h>
      <text:p text:style-name="Normal">The world does not include much of a design besides the basic map that show the positions of all the units. Its very simple to understand the layout of how exactly each unit interacts with each other on the map. The world is based off of<text:s/>a simple 2-Dimensional map that is updated every second.</text:p>
      <text:h text:style-name="P6" text:outline-level="1">Story &amp; Level Progression</text:h>
      <text:p text:style-name="Normal">The story and levels do not progress at all unless the player chooses to make up a story as to what the situation is. The “story” in other words is to see based on pure man<text:s/>power who would win a battle.</text:p>
      <text:h text:style-name="P7" text:outline-level="1">User Interface</text:h>
      <text:p text:style-name="Normal">The user interface is extremely basic as it is used to simply communicate with the program in a very simple manner by clicking a button to tell the program what to do. The program will then reply with a small text box to indicate that it has carried through the command it was given.</text:p>
      <text:h text:style-name="P8" text:outline-level="1">Game Script</text:h>
      <text:p text:style-name="Normal">There is no game script as the game does not follow any sort of story. Its more like the game is a simulation of what it would be like to witness the way a computer strategizes in attacking <text:s/></text:p>
      <text:h text:style-name="P9" text:outline-level="1">Repository Link</text:h>
      <text:p text:style-name="Normal"><text:a xlink:href="https://github.com/FedericoOdierna/RTS_GAME" office:target-frame-name="_top" xlink:show="replace"><text:span text:style-name="Hyperlink">https://github.com/FedericoOdierna/RTS_GAME</text:span></text:a><text:s/></text:p>
      <text:p text:style-name="Normal"/>
      <text:p text:style-name="Normal"/>
      <text:p text:style-name="Normal"/>
      <text:p text:style-name="Normal"/>
      <text:p text:style-name="Normal"/>
      <text:soft-page-break/>
      <text:h text:style-name="P10" text:outline-level="1">Flow board</text:h>
      <text:p text:style-name="Normal"/>
      <text:p text:style-name="Normal"><draw:connector draw:type="line" svg:x1="0.07431in" svg:y1="2.30069in" svg:x2="0.025in" svg:y2="3.31736in" draw:z-index="251680768" draw:id="id0" draw:style-name="a1" draw:name="Straight Arrow Connector 13" text:anchor-type="paragraph"><svg:title/><svg:desc/></draw:connector><draw:connector draw:type="line" svg:x1="2.48263in" svg:y1="2.39236in" svg:x2="2.43333in" svg:y2="3.28403in" draw:z-index="251682816" draw:id="id1" draw:style-name="a3" draw:name="Straight Arrow Connector 14" text:anchor-type="paragraph"><svg:title/><svg:desc/></draw:connector><draw:connector draw:type="line" svg:x1="0.13125in" svg:y1="1.35903in" svg:x2="0.08264in" svg:y2="1.84167in" draw:z-index="251676672" draw:id="id2" draw:style-name="a5" draw:name="Straight Arrow Connector 11" text:anchor-type="paragraph"><svg:title/><svg:desc/></draw:connector><draw:connector draw:type="line" svg:x1="2.075in" svg:y1="1.12569in" svg:x2="2.50764in" svg:y2="1.84236in" draw:z-index="251678720" draw:id="id3" draw:style-name="a7" draw:name="Straight Arrow Connector 12" text:anchor-type="paragraph"><svg:title/><svg:desc/></draw:connector><draw:frame draw:z-index="251671552" draw:id="id4" draw:style-name="a8" draw:name="Text Box 8" text:anchor-type="paragraph" svg:x="2.35833in" svg:y="5.75833in" svg:width="2.3in" svg:height="0.775in" style:rel-width="scale" style:rel-height="scale"><draw:text-box><text:p text:style-name="P11">Pause</text:p><text:p text:style-name="P12">The simulation is paused</text:p></draw:text-box><svg:title/><svg:desc/></draw:frame><draw:frame draw:z-index="251675648" draw:id="id5" draw:style-name="a9" draw:name="Text Box 10" text:anchor-type="paragraph" svg:x="-0.04236in" svg:y="7.70972in" svg:width="2.3in" svg:height="1.28264in" style:rel-width="scale" style:rel-height="scale"><draw:text-box><text:p text:style-name="P13">Close Program</text:p><text:p text:style-name="P14">The Program must be closed when the simulation is finished to restart the program</text:p></draw:text-box><svg:title/><svg:desc/></draw:frame><draw:frame draw:z-index="251673600" draw:id="id6" draw:style-name="a10" draw:name="Text Box 9" text:anchor-type="paragraph" svg:x="2.33333in" svg:y="6.73333in" svg:width="2.3in" svg:height="1.075in" style:rel-width="scale" style:rel-height="scale"><draw:text-box><text:p text:style-name="P15">Save</text:p><text:p text:style-name="P16">The Program saves all the current data to various dedicated files</text:p></draw:text-box><svg:title/><svg:desc/></draw:frame><draw:frame draw:z-index="251669504" draw:id="id7" draw:style-name="a11" draw:name="Text Box 6" text:anchor-type="paragraph" svg:x="0in" svg:y="3.95764in" svg:width="2.3in" svg:height="0.81667in" style:rel-width="scale" style:rel-height="scale"><draw:text-box><text:p text:style-name="P17">Gameplay</text:p><text:p text:style-name="P18">The program runs as normal</text:p></draw:text-box><svg:title/><svg:desc/></draw:frame><draw:frame draw:z-index="251667456" draw:id="id8" draw:style-name="a12" draw:name="Text Box 4" text:anchor-type="paragraph" svg:x="2.36667in" svg:y="3.96667in" svg:width="2.3in" svg:height="1.51667in" style:rel-width="scale" style:rel-height="scale"><draw:text-box><text:p text:style-name="P19">Game Options</text:p><text:p text:style-name="P20">The User is given the option to choose whether they want enemy’s to be able to attack buildings and whether you can change teams</text:p></draw:text-box><svg:title/><svg:desc/></draw:frame><draw:frame draw:z-index="251663360" draw:id="id9" draw:style-name="a13" draw:name="Text Box 2" text:anchor-type="paragraph" svg:x="2.44167in" svg:y="2.5in" svg:width="2.3in" svg:height="0.84167in" style:rel-width="scale" style:rel-height="scale"><draw:text-box><text:p text:style-name="P21">New Game</text:p><text:p text:style-name="P22">The Program runs as normal</text:p></draw:text-box><svg:title/><svg:desc/></draw:frame><draw:frame draw:z-index="251665408" draw:id="id10" draw:style-name="a14" draw:name="Text Box 3" text:anchor-type="paragraph" svg:x="0in" svg:y="2.49167in" svg:width="2.3in" svg:height="1.42431in" style:rel-width="scale" style:rel-height="scale"><draw:text-box><text:p text:style-name="P23">Load Game</text:p><text:p text:style-name="P24">The Program loads all<text:s/>the saved data from the previous game</text:p></draw:text-box><svg:title/><svg:desc/></draw:frame><draw:frame draw:z-index="251661312" draw:id="id11" draw:style-name="a15" draw:name="Text Box 1" text:anchor-type="paragraph" svg:x="0in" svg:y="0.66667in" svg:width="2.3in" svg:height="1.28264in" style:rel-width="scale" style:rel-height="scale"><draw:text-box><text:p text:style-name="P25">Run Program</text:p><text:p text:style-name="P26">The Program runs, and the game starts up. The user can the start the game by clicking on ‘Start”</text:p></draw:text-box><svg:title/><svg:desc/></draw:frame><draw:frame draw:z-index="251659264" draw:id="id12" draw:style-name="a16" draw:name="Text Box 47" text:anchor-type="paragraph" svg:x="0in" svg:y="0.66667in" svg:width="2.3in" svg:height="1.28264in" style:rel-width="scale" style:rel-height="scale"><draw:text-box><text:p text:style-name="P27">Run Program</text:p><text:p text:style-name="P28">The Program runs, and the game starts up. The user can the start the game by clicking on ‘Start”</text:p></draw:text-box><svg:title/><svg:desc/></draw:frame></text:p>
      <text:p text:style-name="Normal"/>
      <text:p text:style-name="Normal"><draw:connector draw:type="line" svg:x1="5.50764in" svg:y1="0.13819in" svg:x2="5.44167in" svg:y2="7.31388in" draw:z-index="251696128" draw:id="id13" draw:style-name="a17" draw:name="Straight Connector 21" text:anchor-type="paragraph"><svg:title/><svg:desc/></draw:connector><draw:connector draw:type="line" svg:x1="5.49166in" svg:y1="0.1375in" svg:x2="2.23333in" svg:y2="0.08889in" draw:z-index="251695104" draw:id="id14" draw:style-name="a19" draw:name="Straight Arrow Connector 20" text:anchor-type="paragraph"><svg:title/><svg:desc/></draw:connector></text:p>
      <text:p text:style-name="Normal"/>
      <text:p text:style-name="Normal"/>
      <text:p text:style-name="Normal"/>
      <text:p text:style-name="Normal"/>
      <text:p text:style-name="Normal"/>
      <text:p text:style-name="Normal"/>
      <text:p text:style-name="Normal"/>
      <text:p text:style-name="Normal"/>
      <text:p text:style-name="Normal"><draw:connector draw:type="line" svg:x1="2.40833in" svg:y1="1.71528in" svg:x2="2.10833in" svg:y2="0.17361in" draw:z-index="251693056" draw:id="id15" draw:style-name="a21" draw:name="Straight Arrow Connector 19" text:anchor-type="paragraph"><svg:title/><svg:desc/></draw:connector><draw:connector draw:type="line" svg:x1="2.275in" svg:y1="0.12361in" svg:x2="1.45in" svg:y2="0.18125in" draw:z-index="251684864" draw:id="id16" draw:style-name="a23" draw:name="Straight Arrow Connector 15" text:anchor-type="paragraph"><svg:title/><svg:desc/></draw:connector></text:p>
      <text:p text:style-name="Normal"><draw:connector draw:type="line" svg:x1="0.07431in" svg:y1="0.06319in" svg:x2="0.025in" svg:y2="2.32152in" draw:z-index="251688960" draw:id="id17" draw:style-name="a25" draw:name="Straight Arrow Connector 17" text:anchor-type="paragraph"><svg:title/><svg:desc/></draw:connector></text:p>
      <text:p text:style-name="Normal"><draw:connector draw:type="line" svg:x1="1.21667in" svg:y1="0.04514in" svg:x2="2.31667in" svg:y2="1.14514in" draw:z-index="251691008" draw:id="id18" draw:style-name="a27" draw:name="Straight Arrow Connector 18" text:anchor-type="paragraph"><svg:title/><svg:desc/></draw:connector></text:p>
      <text:p text:style-name="Normal"/>
      <text:p text:style-name="P29"><draw:connector draw:type="line" svg:x1="2.45763in" svg:y1="0.9in" svg:x2="2.40833in" svg:y2="1.46667in" draw:z-index="251686912" draw:id="id19" draw:style-name="a29" draw:name="Straight Arrow Connector 16" text:anchor-type="paragraph"><svg:title/><svg:desc/></draw:connector></text:p>
      <text:p text:style-name="Normal"/>
      <text:p text:style-name="Normal"/>
      <text:p text:style-name="Normal"><draw:connector draw:type="line" svg:x1="0.93333in" svg:y1="1.67014in" svg:x2="0.93333in" svg:y2="2.35278in" draw:z-index="251698176" draw:id="id20" draw:style-name="a30" draw:name="Straight Connector 23" text:anchor-type="paragraph"><svg:title/><svg:desc/></draw:connector><draw:connector draw:type="line" svg:x1="5.45in" svg:y1="2.33681in" svg:x2="0.93333in" svg:y2="2.34445in" draw:z-index="251697152" draw:id="id21" draw:style-name="a31" draw:name="Straight Connector 22" text:anchor-type="paragraph"><svg:title/><svg:desc/></draw:connect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20" svg:viewBox="0 0 20 30" svg:d="m10 0-10 30h20z"/>
    <draw:marker draw:name="a0" svg:viewBox="0 0 20 30" svg:d="m10 0-10 30h20z"/>
    <draw:marker draw:name="a28" svg:viewBox="0 0 20 30" svg:d="m10 0-10 30h20z"/>
    <draw:marker draw:name="a22" svg:viewBox="0 0 20 30" svg:d="m10 0-10 30h20z"/>
    <draw:marker draw:name="a2" svg:viewBox="0 0 20 30" svg:d="m10 0-10 30h20z"/>
    <draw:marker draw:name="a18" svg:viewBox="0 0 20 30" svg:d="m10 0-10 30h20z"/>
    <draw:marker draw:name="a24" svg:viewBox="0 0 20 30" svg:d="m10 0-10 30h20z"/>
    <draw:marker draw:name="a4" svg:viewBox="0 0 20 30" svg:d="m10 0-10 30h20z"/>
    <draw:marker draw:name="a26" svg:viewBox="0 0 20 30" svg:d="m10 0-10 30h20z"/>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derico  Odierna</meta:initial-creator>
    <dc:creator>Federico  Odierna</dc:creator>
    <meta:creation-date>2018-09-25T22:44:00Z</meta:creation-date>
    <dc:date>2018-09-26T12:19:00Z</dc:date>
    <meta:template xlink:href="Normal" xlink:type="simple"/>
    <meta:editing-cycles>5</meta:editing-cycles>
    <meta:editing-duration>PT10320S</meta:editing-duration>
    <meta:document-statistic meta:page-count="2" meta:paragraph-count="4" meta:word-count="324" meta:character-count="2172" meta:row-count="15" meta:non-whitespace-character-count="1852"/>
  </office:meta>
</office:document-meta>
</file>